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statu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6.5008in"/>
    </style:style>
    <style:style style:name="co3" style:family="table-column">
      <style:table-column-properties fo:break-before="auto" style:column-width="4.6673in"/>
    </style:style>
    <style:style style:name="co4" style:family="table-column">
      <style:table-column-properties fo:break-before="auto" style:column-width="6.0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1.311in"/>
    </style:style>
    <style:style style:name="co16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weight-asian="normal" style:font-name-complex="Monospace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name-complex="Monospace" style:font-size-complex="10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zh" style:country-asian="CN" style:font-style-asian="normal" style:font-weight-asian="normal" style:font-name-complex="Monospa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Monospace" fo:font-size="10pt" style:font-name-asian="Monospace" style:font-size-asian="10pt" style:font-name-complex="Monospace" style:font-size-complex="10pt"/>
    </style:style>
    <style:style style:name="ce17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weight-asian="normal" style:font-name-complex="Monospace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name-complex="Monospace" style:font-size-complex="10pt" style:language-complex="none" style:country-complex="none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zh" style:country-asian="CN" style:font-style-asian="normal" style:font-weight-asian="normal" style:font-name-complex="Monospa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loext:opacity="100%" fo:font-size="10pt" style:font-name-asian="Monospace" style:font-size-asian="10pt" style:font-name-complex="Monospace" style:font-size-complex="10pt"/>
    </style:style>
    <style:style style:name="T3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c0" loext:opacity="100%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27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8" style:family="text">
      <style:text-properties fo:color="#000000" loext:opacity="100%" fo:font-size="10pt" style:font-name-asian="Monospace" style:font-size-asian="10pt" style:font-name-complex="Monospace" style:font-size-complex="10pt"/>
    </style:style>
    <style:style style:name="T29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0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1" style:family="text">
      <style:text-properties fo:color="#7f0055" loext:opacity="100%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2" style:family="text">
      <style:text-properties fo:color="#0000c0" loext:opacity="100%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7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0000c0" loext:opacity="100%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7f0055" loext:opacity="100%" style:font-name="Monospace" fo:font-size="10pt" style:font-name-asian="Monospace" style:font-size-asian="10pt" style:font-weight-asian="bold" style:font-name-complex="Monospace" style:font-size-complex="10pt" style:font-weight-complex="bold"/>
    </style:style>
    <style:style style:name="T33" style:family="text">
      <style:text-properties fo:color="#7f0055" loext:opacity="100%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loext:opacity="100%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000000" loext:opacity="100%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6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7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000000" loext:opacity="100%" fo:font-size="10pt" style:font-name-asian="Monospace" style:font-size-asian="10pt" style:font-name-complex="Monospace" style:font-size-complex="10pt"/>
    </style:style>
    <style:style style:name="T21" style:family="text">
      <style:text-properties fo:color="#6a3e3e" loext:opacity="100%" fo:font-size="10pt" style:font-name-asian="Monospace" style:font-size-asian="10pt" style:font-name-complex="Monospace" style:font-size-complex="10pt"/>
    </style:style>
    <style:style style:name="T22" style:family="text">
      <style:text-properties fo:color="#000000" loext:opacity="100%" fo:font-size="10pt" style:font-name-asian="Monospace" style:font-size-asian="10pt" style:font-name-complex="Monospace" style:font-size-complex="10pt"/>
    </style:style>
    <style:style style:name="T23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7f0055" loext:opacity="100%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55" loext:opacity="100%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size-complex="10pt" style:font-weight-asian="bold" fo:color="#7f0055" fo:font-size="10pt" style:font-weight-complex="bold" fo:font-weight="bold" style:font-name-asian="Monospace" style:font-name-complex="Monospace" style:font-size-asian="10pt"/>
    </style:style>
    <style:style style:name="T51" style:family="text">
      <style:text-properties style:font-size-complex="10pt" fo:font-size="10pt" style:font-name-asian="Monospace" style:font-name-complex="Monospace" style:font-size-asian="10pt" fo:color="#000000"/>
    </style:style>
    <style:style style:name="T52" style:family="text">
      <style:text-properties style:font-size-complex="10pt" fo:font-size="10pt" style:font-name-asian="Monospace" style:font-name-complex="Monospace" style:font-size-asian="10pt" fo:font-weight="bold" style:font-weight-complex="bold" style:font-weight-asian="bold" fo:color="#7f0055"/>
    </style:style>
    <style:style style:name="T53" style:family="text">
      <style:text-properties style:font-size-complex="10pt" fo:font-size="10pt" style:font-name-asian="Monospace" style:font-name-complex="Monospace" style:font-size-asian="10pt" fo:color="#7f0055" fo:font-weight="bold" style:font-weight-asian="bold" style:font-weight-complex="bold"/>
    </style:style>
    <style:style style:name="T54" style:family="text">
      <style:text-properties style:font-size-complex="10pt" fo:font-size="10pt" style:font-name-asian="Monospace" style:font-name-complex="Monospace" style:font-size-asian="10pt" fo:color="#0000c0" fo:font-weight="bold" fo:font-style="italic" style:font-weight-asian="bold" style:font-weight-complex="bold" style:font-style-asian="italic" style:font-style-complex="italic"/>
    </style:style>
    <style:style style:name="T55" style:family="text">
      <style:text-properties fo:color="#6a3e3e" style:font-name="Monospace" fo:font-size="10pt" style:font-name-asian="Monospace" style:font-name-complex="Monospace" style:font-size-asian="10pt" style:font-size-complex="10pt"/>
    </style:style>
    <style:style style:name="T56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57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58" style:family="text">
      <style:text-properties fo:color="#7f0055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59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60" style:family="text">
      <style:text-properties fo:color="#7f0055"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6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2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63" style:family="text">
      <style:text-properties style:font-name="Monospace" fo:font-size="10pt" style:font-name-asian="Monospace" style:font-name-complex="Monospace" style:font-size-asian="10pt" style:font-size-complex="10pt" fo:color="#000000" fo:font-style="italic" style:font-style-asian="italic" style:font-style-complex="italic"/>
    </style:style>
    <style:style style:name="T64" style:family="text">
      <style:text-properties style:font-name="Monospace" style:font-weight-complex="bold" style:font-weight-asian="bold" style:font-size-complex="10pt" style:font-size-asian="10pt" style:font-name-complex="Monospace" style:font-name-asian="Monospace" fo:font-weight="bold" fo:font-size="10pt" fo:color="#7f0055"/>
    </style:style>
    <style:style style:name="T65" style:family="text">
      <style:text-properties style:font-name="Monospace" style:font-size-complex="10pt" style:font-size-asian="10pt" style:font-name-complex="Monospace" style:font-name-asian="Monospace" fo:font-size="10pt" fo:color="#000000"/>
    </style:style>
    <style:style style:name="T66" style:family="text">
      <style:text-properties style:font-name="Monospace" style:font-size-complex="10pt" style:font-size-asian="10pt" style:font-name-complex="Monospace" style:font-name-asian="Monospace" fo:font-size="10pt" fo:color="#7f0055" fo:font-weight="bold" style:font-weight-asian="bold" style:font-weight-complex="bold"/>
    </style:style>
    <style:style style:name="T67" style:family="text">
      <style:text-properties style:font-name="Monospace" style:font-size-complex="10pt" style:font-size-asian="10pt" style:font-name-complex="Monospace" style:font-name-asian="Monospace" fo:font-size="10pt" fo:color="#6a3e3e"/>
    </style:style>
    <style:style style:name="T68" style:family="text">
      <style:text-properties fo:color="#000000" fo:font-size="10pt" style:font-name-asian="Monospace" style:font-name-complex="Monospace" style:font-size-asian="10pt" style:font-size-complex="10pt"/>
    </style:style>
    <style:style style:name="T69" style:family="text">
      <style:text-properties fo:font-size="10pt" style:font-name-asian="Monospace" style:font-name-complex="Monospace" style:font-size-asian="10pt" style:font-size-complex="10pt" fo:color="#6a3e3e"/>
    </style:style>
    <style:style style:name="T70" style:family="text">
      <style:text-properties fo:font-size="10pt" style:font-name-asian="Monospace" style:font-name-complex="Monospace" style:font-size-asian="10pt" style:font-size-complex="10pt" fo:color="#000000"/>
    </style:style>
    <style:style style:name="T71" style:family="text">
      <style:text-properties style:font-name-complex="Monospac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font-name-asian="Monospace" style:language-complex="none" style:country-complex="none" fo:color="#000000" style:language-asian="none" style:country-asian="none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2" style:family="text">
      <style:text-properties style:font-name-complex="Monospace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font-name-asian="Monospace" style:language-complex="none" style:country-complex="none" style:language-asian="none" style:country-asian="none" style:font-size-asian="10pt" style:font-size-complex="10pt" style:font-style-asian="normal" style:font-style-complex="normal" style:text-emphasize="none" style:font-relief="none" fo:font-size="10pt" fo:color="#7f0055" fo:font-weight="bold" style:font-weight-asian="bold" style:font-weight-complex="bold"/>
    </style:style>
    <style:style style:name="T73" style:family="text">
      <style:text-properties style:font-name-complex="Monospace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font-name-asian="Monospace" style:language-complex="none" style:country-complex="none" style:language-asian="none" style:country-asian="none" style:font-size-asian="10pt" style:font-size-complex="10pt" style:font-style-asian="normal" style:font-style-complex="normal" style:text-emphasize="none" style:font-relief="none" fo:font-size="10pt" fo:color="#000000" fo:font-weight="normal" style:font-weight-asian="normal" style:font-weight-complex="normal"/>
    </style:style>
    <style:style style:name="T74" style:family="text">
      <style:text-properties fo:font-size="10pt" style:font-size-asian="10pt" style:font-name-complex="Monospace" style:font-name-asian="Monospace" style:language-complex="none" style:country-complex="none" style:font-relief="none" style:text-emphasize="none" style:font-style-complex="normal" style:font-style-asian="normal" style:font-weight-complex="bold" style:font-weight-asian="bold" style:font-size-complex="10pt" style:text-underline-style="none" style:text-underline-color="font-color" style:text-line-through-type="none" fo:font-style="normal" style:text-outline="false" fo:text-shadow="none" style:text-line-through-mode="continuous" fo:language="none" fo:country="none" fo:color="#7f0055" style:language-asian="none" style:country-asian="none" style:text-overline-style="none" style:text-overline-color="font-color" fo:font-weight="bold"/>
    </style:style>
    <style:style style:name="T75" style:family="text">
      <style:text-properties fo:font-size="10pt" style:font-size-asian="10pt" style:font-name-complex="Monospace" style:font-name-asian="Monospace" style:language-complex="none" style:country-complex="none" style:font-relief="none" style:text-emphasize="none" style:font-style-complex="normal" style:font-style-asian="normal" style:font-size-complex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text-overline-style="none" style:text-overline-color="font-color" fo:color="#000000" fo:font-weight="normal" style:font-weight-asian="normal" style:font-weight-complex="normal"/>
    </style:style>
    <style:style style:name="T76" style:family="text">
      <style:text-properties fo:font-size="10pt" style:font-size-asian="10pt" style:font-name-complex="Monospace" style:font-name-asian="Monospace" style:language-complex="none" style:country-complex="none" style:font-relief="none" style:text-emphasize="none" style:font-style-complex="normal" style:font-style-asian="normal" style:font-size-complex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text-overline-style="none" style:text-overline-color="font-color" fo:color="#7f0055" fo:font-weight="bold" style:font-weight-asian="bold" style:font-weight-complex="bold"/>
    </style:style>
    <style:style style:name="T77" style:family="text">
      <style:text-properties style:language-asian="none" style:country-asian="none" style:language-complex="none" style:country-complex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Monospac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language-asian="none" style:country-asian="none" style:language-complex="none" style:country-complex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font-name="Monospace" style:font-name-asian="Monospace" style:font-name-complex="Monospace" style:font-size-asian="10pt" style:font-size-complex="10pt" style:font-style-asian="normal" style:font-style-complex="normal" style:text-emphasize="none" style:font-relief="none" style:text-overline-style="none" style:text-overline-color="font-color" fo:color="#7f0055" fo:font-weight="bold" style:font-weight-asian="bold" style:font-weight-complex="bold"/>
    </style:style>
    <style:style style:name="T79" style:family="text">
      <style:text-properties style:language-asian="none" style:country-asian="none" style:language-complex="none" style:country-complex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font-name="Monospace" style:font-name-asian="Monospace" style:font-name-complex="Monospace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ug Details </text:p>
          </table:table-cell>
          <table:table-cell table:style-name="ce17" office:value-type="string" calcext:value-type="string">
            <text:p>Input</text:p>
          </table:table-cell>
          <table:table-cell table:style-name="ce23" office:value-type="string" calcext:value-type="string">
            <text:p>Out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Causes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Removed</text:p>
          </table:table-cell>
          <table:table-cell table:style-name="ce17" office:value-type="string" calcext:value-type="string">
            <text:p><text:span text:style-name="T50">private</text:span><text:span text:style-name="T51"> </text:span><text:span text:style-name="T52">static</text:span><text:span text:style-name="T51"> </text:span><text:span text:style-name="T53">final</text:span><text:span text:style-name="T51"> </text:span><text:span text:style-name="T53">long</text:span><text:span text:style-name="T51"> </text:span><text:span text:style-name="T54">serialVersionUID</text:span><text:span text:style-name="T51"> = -3665804199014368530L;</text:span></text:p>
          </table:table-cell>
          <table:table-cell table:style-name="ce23" office:value-type="string" calcext:value-type="string">
            <text:p>int64 static <text:s/>immutable serialVersionUID </text:p>
          </table:table-cell>
          <table:table-cell table:style-name="ce17" office:value-type="string" calcext:value-type="string">
            <text:p><text:span text:style-name="T50">//not supported in solidity//private</text:span><text:span text:style-name="T51"> </text:span><text:span text:style-name="T52">static</text:span><text:span text:style-name="T51"> </text:span><text:span text:style-name="T53">final</text:span><text:span text:style-name="T51"> </text:span><text:span text:style-name="T53">long</text:span><text:span text:style-name="T51"> </text:span><text:span text:style-name="T54">serialVersionUID</text:span><text:span text:style-name="T51"> = -3665804199014368530L;</text:span></text:p>
          </table:table-cell>
          <table:table-cell/>
          <table:table-cell office:value-type="string" calcext:value-type="string">
            <text:p>Due to number ending with L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No Support</text:p>
          </table:table-cell>
          <table:table-cell office:value-type="string" calcext:value-type="string">
            <text:p><text:span text:style-name="T55">obj</text:span><text:span text:style-name="T56"> </text:span><text:span text:style-name="T57">instanceof</text:span><text:span text:style-name="T56"> Boolean</text:span></text:p>
          </table:table-cell>
          <table:table-cell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No support for instanceof</text:p>
          </table:table-cell>
          <table:table-cell office:value-type="string" calcext:value-type="string" table:number-columns-spanned="1" table:number-rows-spanned="2">
            <text:p>Reserved Keyword Han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<text:span text:style-name="T58">this</text:span><text:span text:style-name="T56">.</text:span><text:span text:style-name="T59">value</text:span>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value </text:p>
          </table:table-cell>
          <table:table-cell/>
          <table:table-cell office:value-type="string" calcext:value-type="string">
            <text:p>No support for thi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emoved</text:p>
          </table:table-cell>
          <table:table-cell table:style-name="ce19" office:value-type="string" calcext:value-type="string">
            <text:p><text:span text:style-name="T60">null</text:span>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58">throw</text:span><text:span text:style-name="T56"> </text:span><text:span text:style-name="T57">new</text:span><text:span text:style-name="T56"> IllegalArgumentException();</text:span></text:p>
          </table:table-cell>
          <table:table-cell office:value-type="string" calcext:value-type="string">
            <text:p>Missing</text:p>
          </table:table-cell>
          <table:table-cell table:style-name="ce17" office:value-type="string" calcext:value-type="string">
            <text:p><text:span text:style-name="T74">//throw</text:span><text:span text:style-name="T75"> </text:span><text:span text:style-name="T76">new</text:span><text:span text:style-name="T75"> IllegalArgumentException()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d</text:p>
          </table:table-cell>
          <table:table-cell table:style-name="ce20" office:value-type="string" calcext:value-type="string">
            <text:p><text:span text:style-name="T61">UnicodeBlock </text:span><text:span text:style-name="T62">block</text:span><text:span text:style-name="T56"> = UnicodeBlock.</text:span><text:span text:style-name="T63">of</text:span><text:span text:style-name="T56">(</text:span><text:span text:style-name="T62">codePoint</text:span><text:span text:style-name="T56">);</text:span></text:p>
          </table:table-cell>
          <table:table-cell table:style-name="ce22" office:value-type="string" calcext:value-type="string">
            <text:p>UnicodeBlock block = UnicodeBlock(.of(codePoint));</text:p>
          </table:table-cell>
          <table:table-cell table:style-name="ce17" office:value-type="string" calcext:value-type="string">
            <text:p><text:s text:c="3"/>UnicodeBlock block = (UnicodeBlock.of(codePoint)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64">return</text:span><text:span text:style-name="T65"> </text:span><text:span text:style-name="T66">new</text:span><text:span text:style-name="T65"> Character(</text:span><text:span text:style-name="T67">c</text:span><text:span text:style-name="T65">);</text:span></text:p>
          </table:table-cell>
          <table:table-cell table:style-name="ce22" office:value-type="string" calcext:value-type="string">
            <text:p>retur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d</text:p>
          </table:table-cell>
          <table:table-cell table:style-name="ce17" office:value-type="string" calcext:value-type="string">
            <text:p><text:span text:style-name="T68">(</text:span><text:span text:style-name="T69">x</text:span><text:span text:style-name="T70"> == </text:span><text:span text:style-name="T69">y</text:span><text:span text:style-name="T70">) ? 0 : (</text:span><text:span text:style-name="T69">x</text:span><text:span text:style-name="T70"> ? 1 : -1);</text:span></text:p>
          </table:table-cell>
          <table:table-cell table:style-name="ce22" office:value-type="string" calcext:value-type="string">
            <text:p>(x == y) ? (x ? -1; : 1) :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d</text:p>
          </table:table-cell>
          <table:table-cell table:style-name="ce21" office:value-type="string" calcext:value-type="string">
            <text:p><text:span text:style-name="T61"> </text:span><text:span text:style-name="T57">if</text:span><text:span text:style-name="T56"> (radix ) radix = 10;</text:span></text:p>
          </table:table-cell>
          <table:table-cell table:style-name="ce17" office:value-type="string" calcext:value-type="string">
            <text:p><text:span text:style-name="T71">    </text:span><text:span text:style-name="T72">if</text:span><text:span text:style-name="T73"> (radix);</text:span></text:p>
          </table:table-cell>
          <table:table-cell office:value-type="string" calcext:value-type="string">
            <text:p><text:span text:style-name="T77"> </text:span><text:span text:style-name="T78">if</text:span><text:span text:style-name="T79"> (radix ) radix = 10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d</text:p>
          </table:table-cell>
          <table:table-cell table:style-name="ce22" office:value-type="string" calcext:value-type="string">
            <text:p>return toUnsignedString0(i, 4);</text:p>
          </table:table-cell>
          <table:table-cell office:value-type="string" calcext:value-type="string">
            <text:p>Return (i, 4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<text:span text:style-name="T58">for</text:span><text:span text:style-name="T56"> (;;) {}</text:span></text:p>
          </table:table-cell>
          <table:table-cell office:value-type="string" calcext:value-type="string">
            <text:p>Missing</text:p>
          </table:table-cell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Java program</text:p>
          </table:table-cell>
          <table:table-cell office:value-type="string" calcext:value-type="string">
            <text:p>LOC Java (IC)</text:p>
          </table:table-cell>
          <table:table-cell office:value-type="string" calcext:value-type="string">
            <text:p>LOC Java (EC)</text:p>
          </table:table-cell>
          <table:table-cell office:value-type="string" calcext:value-type="string">
            <text:p>Java Parsing(s)</text:p>
          </table:table-cell>
          <table:table-cell office:value-type="string" calcext:value-type="string">
            <text:p>AST to AST</text:p>
          </table:table-cell>
          <table:table-cell office:value-type="string" calcext:value-type="string">
            <text:p>AST to Solidity(s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<text:s/>LOC Solidity (IC)</text:p>
          </table:table-cell>
          <table:table-cell office:value-type="string" calcext:value-type="string">
            <text:p>LOC Solidity (EC)</text:p>
          </table:table-cell>
          <table:table-cell office:value-type="string" calcext:value-type="string">
            <text:p>Fail %</text:p>
          </table:table-cell>
        </table:table-row>
        <table:table-row table:style-name="ro1">
          <table:table-cell office:value-type="string" calcext:value-type="string">
            <text:p>Integer.java</text:p>
          </table:table-cell>
          <table:table-cell office:value-type="float" office:value="4122" calcext:value-type="float">
            <text:p>4122</text:p>
          </table:table-cell>
          <table:table-cell office:value-type="float" office:value="1675" calcext:value-type="float">
            <text:p>1675</text:p>
          </table:table-cell>
          <table:table-cell office:value-type="float" office:value="0.67" calcext:value-type="float">
            <text:p>0.67</text:p>
          </table:table-cell>
          <table:table-cell office:value-type="float" office:value="5.18" calcext:value-type="float">
            <text:p>5.18</text:p>
          </table:table-cell>
          <table:table-cell office:value-type="float" office:value="2.82" calcext:value-type="float">
            <text:p>2.82</text:p>
          </table:table-cell>
          <table:table-cell office:value-type="float" office:value="46.6" calcext:value-type="float">
            <text:p>46.6</text:p>
          </table:table-cell>
          <table:table-cell office:value-type="float" office:value="3542" calcext:value-type="float">
            <text:p>3542</text:p>
          </table:table-cell>
          <table:table-cell office:value-type="float" office:value="1206" calcext:value-type="float">
            <text:p>12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haracter.java</text:p>
          </table:table-cell>
          <table:table-cell office:value-type="float" office:value="7231" calcext:value-type="float">
            <text:p>7231</text:p>
          </table:table-cell>
          <table:table-cell office:value-type="float" office:value="3655" calcext:value-type="float">
            <text:p>3655</text:p>
          </table:table-cell>
          <table:table-cell office:value-type="float" office:value="0.99" calcext:value-type="float">
            <text:p>0.99</text:p>
          </table:table-cell>
          <table:table-cell office:value-type="float" office:value="4.21" calcext:value-type="float">
            <text:p>4.21</text:p>
          </table:table-cell>
          <table:table-cell office:value-type="float" office:value="4.31" calcext:value-type="float">
            <text:p>4.31</text:p>
          </table:table-cell>
          <table:table-cell office:value-type="float" office:value="74.76" calcext:value-type="float">
            <text:p>74.76</text:p>
          </table:table-cell>
          <table:table-cell office:value-type="float" office:value="5988" calcext:value-type="float">
            <text:p>5988</text:p>
          </table:table-cell>
          <table:table-cell office:value-type="float" office:value="2544" calcext:value-type="float">
            <text:p>254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oolean.java</text:p>
          </table:table-cell>
          <table:table-cell office:value-type="float" office:value="282" calcext:value-type="float">
            <text:p>282</text:p>
          </table:table-cell>
          <table:table-cell office:value-type="float" office:value="52" calcext:value-type="float">
            <text:p>52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2.96" calcext:value-type="float">
            <text:p>2.96</text:p>
          </table:table-cell>
          <table:table-cell office:value-type="float" office:value="34.25" calcext:value-type="float">
            <text:p>34.25</text:p>
          </table:table-cell>
          <table:table-cell office:value-type="float" office:value="449" calcext:value-type="float">
            <text:p>449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lass.java</text:p>
          </table:table-cell>
          <table:table-cell office:value-type="float" office:value="3527" calcext:value-type="float">
            <text:p>3527</text:p>
          </table:table-cell>
          <table:table-cell office:value-type="float" office:value="1524" calcext:value-type="float">
            <text:p>1524</text:p>
          </table:table-cell>
          <table:table-cell office:value-type="float" office:value="0.87" calcext:value-type="float">
            <text:p>0.87</text:p>
          </table:table-cell>
          <table:table-cell office:value-type="float" office:value="4.67" calcext:value-type="float">
            <text:p>4.67</text:p>
          </table:table-cell>
          <table:table-cell office:value-type="float" office:value="2.72" calcext:value-type="float">
            <text:p>2.72</text:p>
          </table:table-cell>
          <table:table-cell office:value-type="float" office:value="62.71" calcext:value-type="float">
            <text:p>62.71</text:p>
          </table:table-cell>
          <table:table-cell office:value-type="float" office:value="2462" calcext:value-type="float">
            <text:p>2462</text:p>
          </table:table-cell>
          <table:table-cell office:value-type="float" office:value="756" calcext:value-type="float">
            <text:p>75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yte.java</text:p>
          </table:table-cell>
          <table:table-cell office:value-type="float" office:value="520" calcext:value-type="float">
            <text:p>520</text:p>
          </table:table-cell>
          <table:table-cell office:value-type="float" office:value="115" calcext:value-type="float">
            <text:p>115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3.07" calcext:value-type="float">
            <text:p>3.07</text:p>
          </table:table-cell>
          <table:table-cell office:value-type="float" office:value="45.46" calcext:value-type="float">
            <text:p>45.46</text:p>
          </table:table-cell>
          <table:table-cell office:value-type="float" office:value="843" calcext:value-type="float">
            <text:p>843</text:p>
          </table:table-cell>
          <table:table-cell office:value-type="float" office:value="215" calcext:value-type="float">
            <text:p>21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th.java</text:p>
          </table:table-cell>
          <table:table-cell office:value-type="float" office:value="2370" calcext:value-type="float">
            <text:p>2370</text:p>
          </table:table-cell>
          <table:table-cell office:value-type="float" office:value="859" calcext:value-type="float">
            <text:p>859</text:p>
          </table:table-cell>
          <table:table-cell office:value-type="float" office:value="0.68" calcext:value-type="float">
            <text:p>0.68</text:p>
          </table:table-cell>
          <table:table-cell office:value-type="float" office:value="4.88" calcext:value-type="float">
            <text:p>4.88</text:p>
          </table:table-cell>
          <table:table-cell office:value-type="float" office:value="0.48" calcext:value-type="float">
            <text:p>0.48</text:p>
          </table:table-cell>
          <table:table-cell office:value-type="float" office:value="78.43" calcext:value-type="float">
            <text:p>78.43</text:p>
          </table:table-cell>
          <table:table-cell office:value-type="float" office:value="4699" calcext:value-type="float">
            <text:p>4699</text:p>
          </table:table-cell>
          <table:table-cell office:value-type="float" office:value="1528" calcext:value-type="float">
            <text:p>15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hread.java</text:p>
          </table:table-cell>
          <table:table-cell office:value-type="float" office:value="2042" calcext:value-type="float">
            <text:p>2042</text:p>
          </table:table-cell>
          <table:table-cell office:value-type="float" office:value="677" calcext:value-type="float">
            <text:p>677</text:p>
          </table:table-cell>
          <table:table-cell office:value-type="float" office:value="0.69" calcext:value-type="float">
            <text:p>0.69</text:p>
          </table:table-cell>
          <table:table-cell office:value-type="float" office:value="1.01" calcext:value-type="float">
            <text:p>1.01</text:p>
          </table:table-cell>
          <table:table-cell office:value-type="float" office:value="0.25" calcext:value-type="float">
            <text:p>0.25</text:p>
          </table:table-cell>
          <table:table-cell office:value-type="float" office:value="56.57" calcext:value-type="float">
            <text:p>56.57</text:p>
          </table:table-cell>
          <table:table-cell office:value-type="float" office:value="1925" calcext:value-type="float">
            <text:p>1925</text:p>
          </table:table-cell>
          <table:table-cell office:value-type="float" office:value="585" calcext:value-type="float">
            <text:p>58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loat.java</text:p>
          </table:table-cell>
          <table:table-cell office:value-type="float" office:value="965" calcext:value-type="float">
            <text:p>965</text:p>
          </table:table-cell>
          <table:table-cell office:value-type="float" office:value="328" calcext:value-type="float">
            <text:p>328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office:value-type="float" office:value="48.56" calcext:value-type="float">
            <text:p>48.56</text:p>
          </table:table-cell>
          <table:table-cell office:value-type="float" office:value="1652" calcext:value-type="float">
            <text:p>1652</text:p>
          </table:table-cell>
          <table:table-cell office:value-type="float" office:value="675" calcext:value-type="float">
            <text:p>6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ong.java</text:p>
          </table:table-cell>
          <table:table-cell office:value-type="float" office:value="1545" calcext:value-type="float">
            <text:p>1545</text:p>
          </table:table-cell>
          <table:table-cell office:value-type="float" office:value="689" calcext:value-type="float">
            <text:p>689</text:p>
          </table:table-cell>
          <table:table-cell office:value-type="float" office:value="0.63" calcext:value-type="float">
            <text:p>0.63</text:p>
          </table:table-cell>
          <table:table-cell office:value-type="float" office:value="4.46" calcext:value-type="float">
            <text:p>4.46</text:p>
          </table:table-cell>
          <table:table-cell office:value-type="float" office:value="0.53" calcext:value-type="float">
            <text:p>0.53</text:p>
          </table:table-cell>
          <table:table-cell office:value-type="float" office:value="99.07" calcext:value-type="float">
            <text:p>99.07</text:p>
          </table:table-cell>
          <table:table-cell office:value-type="float" office:value="3151" calcext:value-type="float">
            <text:p>3151</text:p>
          </table:table-cell>
          <table:table-cell office:value-type="float" office:value="552" calcext:value-type="float">
            <text:p>55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tring.java</text:p>
          </table:table-cell>
          <table:table-cell office:value-type="float" office:value="3103" calcext:value-type="float">
            <text:p>3103</text:p>
          </table:table-cell>
          <table:table-cell office:value-type="float" office:value="1256" calcext:value-type="float">
            <text:p>1256</text:p>
          </table:table-cell>
          <table:table-cell office:value-type="float" office:value="0.79" calcext:value-type="float">
            <text:p>0.79</text:p>
          </table:table-cell>
          <table:table-cell office:value-type="float" office:value="3.55" calcext:value-type="float">
            <text:p>3.55</text:p>
          </table:table-cell>
          <table:table-cell office:value-type="float" office:value="0.41" calcext:value-type="float">
            <text:p>0.41</text:p>
          </table:table-cell>
          <table:table-cell office:value-type="float" office:value="129.26" calcext:value-type="float">
            <text:p>129.26</text:p>
          </table:table-cell>
          <table:table-cell office:value-type="float" office:value="2793" calcext:value-type="float">
            <text:p>2793</text:p>
          </table:table-cell>
          <table:table-cell office:value-type="float" office:value="855" calcext:value-type="float">
            <text:p>855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Sheet3" table:style-name="ta1"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ckage name</text:p>
          </table:table-cell>
          <table:table-cell office:value-type="string" calcext:value-type="string">
            <text:p>Java program</text:p>
          </table:table-cell>
          <table:table-cell office:value-type="string" calcext:value-type="string">
            <text:p>Number of Classes</text:p>
          </table:table-cell>
          <table:table-cell office:value-type="string" calcext:value-type="string">
            <text:p>Number of Methods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Integer.jav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Character.java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Boolean.jav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Class.java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Byte.jav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Math.java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Thread.java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Float.java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Long.java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lang</text:p>
          </table:table-cell>
          <table:table-cell office:value-type="string" calcext:value-type="string">
            <text:p>String.jav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</table:table>
      <table:table table:name="Sheet4" table:style-name="ta1"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56:24.633524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grddl="http://www.w3.org/2003/g/data-view#" xmlns:meta="urn:oasis:names:tc:opendocument:xmlns:meta:1.0" xmlns:dc="http://purl.org/dc/elements/1.1/" xmlns:xlink="http://www.w3.org/1999/xlink" xmlns:ooo="http://openoffice.org/2004/office" office:version="1.3">
  <office:meta>
    <meta:creation-date>2021-03-21T13:25:38.172396320</meta:creation-date>
    <dc:date>2021-04-19T13:06:20.827606139</dc:date>
    <meta:editing-duration>P9DT13H35M19S</meta:editing-duration>
    <meta:editing-cycles>16</meta:editing-cycles>
    <meta:generator>jOpenDocument/1.3</meta:generator>
  </office:meta>
</office:document-meta>
</file>